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" svg:font-family="Helvetica, Arial"/>
    <style:font-face style:name="OpenSymbol" svg:font-family="OpenSymbol"/>
    <style:font-face style:name="Overpass" svg:font-family="Overpass, Helvetica, Ari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 style:list-style-name="L24"/>
    <style:style style:name="P3" style:family="paragraph" style:parent-style-name="Text_20_body" style:list-style-name="L25"/>
    <style:style style:name="P4" style:family="paragraph" style:parent-style-name="Text_20_body" style:list-style-name="L26"/>
    <style:style style:name="P5" style:family="paragraph" style:parent-style-name="Text_20_body" style:list-style-name="L28"/>
    <style:style style:name="P6" style:family="paragraph" style:parent-style-name="Text_20_body" style:list-style-name="L32"/>
    <style:style style:name="P7" style:family="paragraph" style:parent-style-name="Text_20_body" style:list-style-name="L33"/>
    <style:style style:name="P8" style:family="paragraph" style:parent-style-name="Text_20_body">
      <style:paragraph-properties fo:margin-left="0in" fo:margin-right="0in" fo:margin-top="0in" fo:margin-bottom="0.2252in" style:line-height-at-least="0.1126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Helvetica" fo:font-size="8.89999961853027pt" fo:letter-spacing="normal" fo:font-style="normal" fo:font-weight="normal"/>
    </style:style>
    <style:style style:name="P9" style:family="paragraph" style:parent-style-name="Text_20_body">
      <style:paragraph-properties fo:margin-left="0in" fo:margin-right="0in" fo:margin-top="0in" fo:margin-bottom="0.2252in" style:line-height-at-least="0.1126in" fo:text-align="start" style:justify-single-word="false" fo:orphans="2" fo:widows="2" fo:text-indent="0in" style:auto-text-indent="false" fo:padding="0in" fo:border="none"/>
    </style:style>
    <style:style style:name="P10" style:family="paragraph" style:parent-style-name="Text_20_body">
      <style:paragraph-properties fo:margin-left="0.2252in" fo:margin-right="0.2252in" fo:margin-top="0.2252in" fo:margin-bottom="0.2252in" style:line-height-at-least="0.1126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Helvetica" fo:font-size="8.89999961853027pt" fo:letter-spacing="normal" fo:font-style="normal" fo:font-weight="normal"/>
    </style:style>
    <style:style style:name="P11" style:family="paragraph" style:parent-style-name="Text_20_body" style:list-style-name="L9">
      <style:paragraph-properties fo:margin-left="0.2252in" fo:margin-right="0.2252in" fo:margin-top="0.2252in" fo:margin-bottom="0.2252in" style:line-height-at-least="0.1126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Helvetica" fo:font-size="8.89999961853027pt" fo:letter-spacing="normal" fo:font-style="normal" fo:font-weight="normal"/>
    </style:style>
    <style:style style:name="P12" style:family="paragraph" style:parent-style-name="Text_20_body" style:list-style-name="L10">
      <style:paragraph-properties fo:margin-left="0.2252in" fo:margin-right="0.2252in" fo:margin-top="0.2252in" fo:margin-bottom="0.2252in" style:line-height-at-least="0.1126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Helvetica" fo:font-size="8.89999961853027pt" fo:letter-spacing="normal" fo:font-style="normal" fo:font-weight="normal"/>
    </style:style>
    <style:style style:name="P13" style:family="paragraph" style:parent-style-name="Text_20_body" style:list-style-name="L11">
      <style:paragraph-properties fo:margin-left="0.2252in" fo:margin-right="0.2252in" fo:margin-top="0.2252in" fo:margin-bottom="0.2252in" style:line-height-at-least="0.1126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Helvetica" fo:font-size="8.89999961853027pt" fo:letter-spacing="normal" fo:font-style="normal" fo:font-weight="normal"/>
    </style:style>
    <style:style style:name="P14" style:family="paragraph" style:parent-style-name="Text_20_body" style:list-style-name="L12">
      <style:paragraph-properties fo:margin-left="0.2252in" fo:margin-right="0.2252in" fo:margin-top="0.2252in" fo:margin-bottom="0.2252in" style:line-height-at-least="0.1126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Helvetica" fo:font-size="8.89999961853027pt" fo:letter-spacing="normal" fo:font-style="normal" fo:font-weight="normal"/>
    </style:style>
    <style:style style:name="P15" style:family="paragraph" style:parent-style-name="Text_20_body" style:list-style-name="L13">
      <style:paragraph-properties fo:margin-left="0.2252in" fo:margin-right="0.2252in" fo:margin-top="0.2252in" fo:margin-bottom="0.2252in" style:line-height-at-least="0.1126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Helvetica" fo:font-size="8.89999961853027pt" fo:letter-spacing="normal" fo:font-style="normal" fo:font-weight="normal"/>
    </style:style>
    <style:style style:name="P16" style:family="paragraph" style:parent-style-name="Text_20_body" style:list-style-name="L14">
      <style:paragraph-properties fo:margin-left="0.2252in" fo:margin-right="0.2252in" fo:margin-top="0.2252in" fo:margin-bottom="0.2252in" style:line-height-at-least="0.1126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Helvetica" fo:font-size="8.89999961853027pt" fo:letter-spacing="normal" fo:font-style="normal" fo:font-weight="normal"/>
    </style:style>
    <style:style style:name="P17" style:family="paragraph" style:parent-style-name="Text_20_body" style:list-style-name="L15">
      <style:paragraph-properties fo:margin-left="0.2252in" fo:margin-right="0.2252in" fo:margin-top="0.2252in" fo:margin-bottom="0.2252in" style:line-height-at-least="0.1126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Helvetica" fo:font-size="8.89999961853027pt" fo:letter-spacing="normal" fo:font-style="normal" fo:font-weight="normal"/>
    </style:style>
    <style:style style:name="P18" style:family="paragraph" style:parent-style-name="Text_20_body" style:list-style-name="L16">
      <style:paragraph-properties fo:margin-left="0.2252in" fo:margin-right="0.2252in" fo:margin-top="0.2252in" fo:margin-bottom="0.2252in" style:line-height-at-least="0.1126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Helvetica" fo:font-size="8.89999961853027pt" fo:letter-spacing="normal" fo:font-style="normal" fo:font-weight="normal"/>
    </style:style>
    <style:style style:name="P19" style:family="paragraph" style:parent-style-name="Text_20_body" style:list-style-name="L17">
      <style:paragraph-properties fo:margin-left="0.2252in" fo:margin-right="0.2252in" fo:margin-top="0.2252in" fo:margin-bottom="0.2252in" style:line-height-at-least="0.1126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Helvetica" fo:font-size="8.89999961853027pt" fo:letter-spacing="normal" fo:font-style="normal" fo:font-weight="normal"/>
    </style:style>
    <style:style style:name="P20" style:family="paragraph" style:parent-style-name="Text_20_body" style:list-style-name="L18">
      <style:paragraph-properties fo:margin-left="0.2252in" fo:margin-right="0.2252in" fo:margin-top="0.2252in" fo:margin-bottom="0.2252in" style:line-height-at-least="0.1126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Helvetica" fo:font-size="8.89999961853027pt" fo:letter-spacing="normal" fo:font-style="normal" fo:font-weight="normal"/>
    </style:style>
    <style:style style:name="P21" style:family="paragraph" style:parent-style-name="Text_20_body" style:list-style-name="L19">
      <style:paragraph-properties fo:margin-left="0.2252in" fo:margin-right="0.2252in" fo:margin-top="0.2252in" fo:margin-bottom="0.2252in" style:line-height-at-least="0.1126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Helvetica" fo:font-size="8.89999961853027pt" fo:letter-spacing="normal" fo:font-style="normal" fo:font-weight="normal"/>
    </style:style>
    <style:style style:name="P22" style:family="paragraph" style:parent-style-name="Text_20_body" style:list-style-name="L20">
      <style:paragraph-properties fo:margin-left="0.2252in" fo:margin-right="0.2252in" fo:margin-top="0.2252in" fo:margin-bottom="0.2252in" style:line-height-at-least="0.1126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Helvetica" fo:font-size="8.89999961853027pt" fo:letter-spacing="normal" fo:font-style="normal" fo:font-weight="normal"/>
    </style:style>
    <style:style style:name="P23" style:family="paragraph" style:parent-style-name="Text_20_body" style:list-style-name="L21">
      <style:paragraph-properties fo:margin-left="0.2252in" fo:margin-right="0.2252in" fo:margin-top="0.2252in" fo:margin-bottom="0.2252in" style:line-height-at-least="0.1126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Helvetica" fo:font-size="8.89999961853027pt" fo:letter-spacing="normal" fo:font-style="normal" fo:font-weight="normal"/>
    </style:style>
    <style:style style:name="P24" style:family="paragraph" style:parent-style-name="Text_20_body" style:list-style-name="L22">
      <style:paragraph-properties fo:margin-left="0.2252in" fo:margin-right="0.2252in" fo:margin-top="0.2252in" fo:margin-bottom="0.2252in" style:line-height-at-least="0.1126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Helvetica" fo:font-size="8.89999961853027pt" fo:letter-spacing="normal" fo:font-style="normal" fo:font-weight="normal"/>
    </style:style>
    <style:style style:name="P25" style:family="paragraph" style:parent-style-name="Heading_20_3">
      <style:text-properties fo:font-variant="normal" fo:text-transform="none" fo:color="#000000" style:font-name="Overpass" fo:font-size="9.69999980926514pt" fo:letter-spacing="normal" fo:font-style="normal" fo:font-weight="bold"/>
    </style:style>
    <style:style style:name="P26" style:family="paragraph" style:parent-style-name="Heading_20_3">
      <style:paragraph-properties fo:text-align="center" style:justify-single-word="false"/>
      <style:text-properties fo:font-size="16pt" style:font-size-asian="16pt" style:font-size-complex="16pt"/>
    </style:style>
    <style:style style:name="P27" style:family="paragraph" style:parent-style-name="Heading_20_4">
      <style:paragraph-properties fo:margin-left="0in" fo:margin-right="0in" fo:margin-top="0in" fo:margin-bottom="0.1126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Overpass" fo:font-size="8.89999961853027pt" fo:letter-spacing="normal" fo:font-style="normal" fo:font-weight="normal"/>
    </style:style>
    <style:style style:name="T1" style:family="text">
      <style:text-properties fo:font-variant="normal" fo:text-transform="none" fo:color="#000000" style:font-name="Helvetica" fo:font-size="8.89999961853027pt" fo:letter-spacing="normal" fo:font-style="normal" fo:font-weight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3">RHCSA Exam objectives</text:h>
      <text:p text:style-name="Text_20_body"/>
      <text:p text:style-name="Text_20_body">Red Hat reserves the right to add, modify, and remove objectives. Such changes will be made public in advance through revisions to this document. <text:s/>RHCSA exam candidates should be able to accomplish the tasks below without assistance. These have been grouped into several categories.</text:p>
      <text:p text:style-name="Text_20_body"/>
      <text:p text:style-name="Text_20_body"><text:span text:style-name="T2">Understand and use essential tools</text:span></text:p>
      <text:list xml:id="list6490658173316153229" text:style-name="L24">
        <text:list-item>
          <text:p text:style-name="P2">Access a shell prompt and issue commands with correct syntax.</text:p>
        </text:list-item>
        <text:list-item>
          <text:p text:style-name="P2">Use input-output redirection (&gt;, &gt;&gt;, |, 2&gt;, etc.).</text:p>
        </text:list-item>
        <text:list-item>
          <text:p text:style-name="P2">Use grep and regular expressions to analyze text.</text:p>
        </text:list-item>
        <text:list-item>
          <text:p text:style-name="P2">Access remote systems using ssh and VNC.</text:p>
        </text:list-item>
        <text:list-item>
          <text:p text:style-name="P2">Log in and switch users in multiuser runlevels.</text:p>
        </text:list-item>
        <text:list-item>
          <text:p text:style-name="P2">Archive, compress, unpack, and uncompress files using tar, star, gzip, and bzip2.</text:p>
        </text:list-item>
        <text:list-item>
          <text:p text:style-name="P2">Create and edit text files.</text:p>
        </text:list-item>
        <text:list-item>
          <text:p text:style-name="P2">Create, delete, copy, and move files and directories.</text:p>
        </text:list-item>
        <text:list-item>
          <text:p text:style-name="P2">Create hard and soft links.</text:p>
        </text:list-item>
        <text:list-item>
          <text:p text:style-name="P2">List, set, and change standard ugo/rwx permissions.</text:p>
        </text:list-item>
        <text:list-item>
          <text:p text:style-name="P2">Locate, read, and use system documentation including man, info, and files in /usr/share/doc.</text:p>
        </text:list-item>
      </text:list>
      <text:p text:style-name="Text_20_body">Note: Red Hat may use applications during the exam that are not included in Red Hat Enterprise Linux for the purpose of evaluating candidate's abilities to meet this objective.</text:p>
      <text:p text:style-name="Text_20_body"/>
      <text:p text:style-name="P1">Operate running systems</text:p>
      <text:list xml:id="list2541072724040171711" text:style-name="L25">
        <text:list-item>
          <text:p text:style-name="P3">Boot, reboot, and shut down a system normally.</text:p>
        </text:list-item>
        <text:list-item>
          <text:p text:style-name="P3">Boot systems into different runlevels manually.</text:p>
        </text:list-item>
        <text:list-item>
          <text:p text:style-name="P3">Use single-user mode to gain access to a system.</text:p>
        </text:list-item>
        <text:list-item>
          <text:p text:style-name="P3">Identify CPU/memory intensive processes, adjust process priority with renice, and kill processes.</text:p>
        </text:list-item>
        <text:list-item>
          <text:p text:style-name="P3">Locate and interpret system log files.</text:p>
        </text:list-item>
        <text:list-item>
          <text:p text:style-name="P3">Access a virtual machine's console.</text:p>
        </text:list-item>
        <text:list-item>
          <text:p text:style-name="P3">Start and stop virtual machines.</text:p>
        </text:list-item>
        <text:list-item>
          <text:p text:style-name="P3">Start, stop, and check the status of network services.</text:p>
        </text:list-item>
      </text:list>
      <text:p text:style-name="P1"/>
      <text:p text:style-name="P1"/>
      <text:p text:style-name="P1"/>
      <text:p text:style-name="P1"><text:soft-page-break/>Configure local storage</text:p>
      <text:list xml:id="list1054503031" text:continue-numbering="true" text:style-name="L25">
        <text:list-item>
          <text:p text:style-name="P3">List, create, delete, and set partition type for primary, extended, and logical partitions.</text:p>
        </text:list-item>
        <text:list-item>
          <text:p text:style-name="P3">Create and remove physical volumes, assign physical volumes to volume groups, and create and delete logical volumes.</text:p>
        </text:list-item>
        <text:list-item>
          <text:p text:style-name="P3">Create and configure LUKS-encrypted partitions and logical volumes to prompt for password and mount a decrypted file system at boot.</text:p>
        </text:list-item>
        <text:list-item>
          <text:p text:style-name="P3">Configure systems to mount file systems at boot by Universally Unique ID (UUID) or label.</text:p>
        </text:list-item>
        <text:list-item>
          <text:p text:style-name="P3">Add new partitions and logical volumes, and swap to a system non-destructively.</text:p>
        </text:list-item>
      </text:list>
      <text:p text:style-name="Text_20_body"><text:span text:style-name="T2"/></text:p>
      <text:p text:style-name="Text_20_body"><text:span text:style-name="T2">Create and configure file systems</text:span></text:p>
      <text:list xml:id="list2341778259154494003" text:style-name="L26">
        <text:list-item>
          <text:p text:style-name="P4">Create, mount, unmount, and use ext2, ext3, and ext4 file systems.</text:p>
        </text:list-item>
        <text:list-item>
          <text:p text:style-name="P4">Mount, unmount, and use LUKS-encrypted file systems.</text:p>
        </text:list-item>
        <text:list-item>
          <text:p text:style-name="P4">Mount and unmount CIFS and NFS network file systems.</text:p>
        </text:list-item>
        <text:list-item>
          <text:p text:style-name="P4">Configure systems to mount ext4, LUKS-encrypted, and network file systems automatically.</text:p>
        </text:list-item>
        <text:list-item>
          <text:p text:style-name="P4">Extend existing unencrypted ext4-formatted logical volumes.</text:p>
        </text:list-item>
        <text:list-item>
          <text:p text:style-name="P4">Create and configure set-GID directories for collaboration.</text:p>
        </text:list-item>
        <text:list-item>
          <text:p text:style-name="P4">Create and manage Access Control Lists (ACLs).</text:p>
        </text:list-item>
        <text:list-item>
          <text:p text:style-name="P4">Diagnose and correct file permission problems.</text:p>
        </text:list-item>
      </text:list>
      <text:p text:style-name="Text_20_body"/>
      <text:p text:style-name="Text_20_body"><text:span text:style-name="T2">Deploy, configure, and maintain systems</text:span></text:p>
      <text:list xml:id="list5367666791994779146" text:style-name="L28">
        <text:list-item>
          <text:p text:style-name="P5">Configure networking and hostname resolution statically or dynamically.</text:p>
        </text:list-item>
        <text:list-item>
          <text:p text:style-name="P5">Schedule tasks using cron.</text:p>
        </text:list-item>
        <text:list-item>
          <text:p text:style-name="P5">Configure systems to boot into a specific runlevel automatically.</text:p>
        </text:list-item>
        <text:list-item>
          <text:p text:style-name="P5">Install Red Hat Enterprise Linux automatically using Kickstart.</text:p>
        </text:list-item>
        <text:list-item>
          <text:p text:style-name="P5">Configure a physical machine to host virtual guests.</text:p>
        </text:list-item>
        <text:list-item>
          <text:p text:style-name="P5">Install Red Hat Enterprise Linux systems as virtual guests.</text:p>
        </text:list-item>
        <text:list-item>
          <text:p text:style-name="P5">Configure systems to launch virtual machines at boot.</text:p>
        </text:list-item>
        <text:list-item>
          <text:p text:style-name="P5">Configure network services to start automatically at boot.</text:p>
        </text:list-item>
        <text:list-item>
          <text:p text:style-name="P5">Configure a system to run a default configuration HTTP server.</text:p>
        </text:list-item>
        <text:list-item>
          <text:p text:style-name="P5">Configure a system to run a default configuration FTP server.</text:p>
        </text:list-item>
        <text:list-item>
          <text:p text:style-name="P5">Install and update software packages from Red Hat Network, a remote repository, or from the local file system.</text:p>
        </text:list-item>
        <text:list-item>
          <text:p text:style-name="P5">Update the kernel package appropriately to ensure a bootable system.</text:p>
        </text:list-item>
        <text:list-item>
          <text:p text:style-name="P5">Modify the system bootloader.</text:p>
        </text:list-item>
      </text:list>
      <text:p text:style-name="P1"><text:soft-page-break/>Manage users and groups</text:p>
      <text:list xml:id="list4463682011269433440" text:style-name="L32">
        <text:list-item>
          <text:p text:style-name="P6">Create, delete, and modify local user accounts.</text:p>
        </text:list-item>
        <text:list-item>
          <text:p text:style-name="P6">Change passwords and adjust password aging for local user accounts.</text:p>
        </text:list-item>
        <text:list-item>
          <text:p text:style-name="P6">Create, delete, and modify local groups and group memberships.</text:p>
        </text:list-item>
        <text:list-item>
          <text:p text:style-name="P6">Configure a system to use an existing LDAP directory service for user and group information.</text:p>
        </text:list-item>
      </text:list>
      <text:p text:style-name="P1"/>
      <text:p text:style-name="Text_20_body"><text:span text:style-name="T2">Manage security</text:span></text:p>
      <text:list xml:id="list4472594669412493564" text:style-name="L33">
        <text:list-item>
          <text:p text:style-name="P7">Configure firewall settings using system-config-firewall or iptables.</text:p>
        </text:list-item>
        <text:list-item>
          <text:p text:style-name="P7">Set enforcing and permissive modes for SELinux.</text:p>
        </text:list-item>
        <text:list-item>
          <text:p text:style-name="P7">List and identify SELinux file and process context.</text:p>
        </text:list-item>
        <text:list-item>
          <text:p text:style-name="P7">Restore default file contexts.</text:p>
        </text:list-item>
        <text:list-item>
          <text:p text:style-name="P7">Use boolean settings to modify system SELinux settings.</text:p>
        </text:list-item>
        <text:list-item>
          <text:p text:style-name="P7">Diagnose and address routine SELinux policy violation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Helvetica" svg:font-family="Helvetica, Arial"/>
    <style:font-face style:name="OpenSymbol" svg:font-family="OpenSymbol"/>
    <style:font-face style:name="Overpass" svg:font-family="Overpass, Helvetica, Ari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839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0T04:44:23</meta:creation-date>
    <meta:document-statistic meta:table-count="0" meta:image-count="0" meta:object-count="0" meta:page-count="3" meta:paragraph-count="65" meta:word-count="597" meta:character-count="3977"/>
    <dc:date>2013-03-10T04:51:42</dc:date>
    <meta:editing-duration>PT7M21S</meta:editing-duration>
    <meta:editing-cycles>1</meta:editing-cycles>
    <meta:generator>OpenOffice.org/3.4.1$Unix OpenOffice.org_project/341m1$Build-9593</meta:generator>
  </office:meta>
</office:document-meta>
</file>